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Feuille1" table:style-name="ta1">
        <table:table-column table:style-name="co1" table:number-columns-repeated="15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time" office:time-value="PT00H00M00S">
            <text:p>00:00:00</text:p>
          </table:table-cell>
          <table:table-cell office:value-type="string">
            <text:p>Introduction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" office:value-type="time" office:time-value="PT00H00M00S">
            <text:p>00:00:00</text:p>
          </table:table-cell>
          <table:table-cell office:value-type="string">
            <text:p>Partie 1 : géographie du clavier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time" office:time-value="PT00H17M00S">
            <text:p>00:17:00</text:p>
          </table:table-cell>
          <table:table-cell office:value-type="string">
            <text:p>Les touches de commutation</text:p>
          </table:table-cell>
          <table:table-cell table:number-columns-repeated="4"/>
          <table:table-cell table:style-name="ce1" office:value-type="time" office:time-value="PT00H09M00S">
            <text:p>00:09:00</text:p>
          </table:table-cell>
          <table:table-cell office:value-type="string">
            <text:p>Le clavier français de France</text:p>
          </table:table-cell>
          <table:table-cell table:number-columns-repeated="4"/>
          <table:table-cell table:style-name="ce1" office:value-type="time" office:time-value="PT08H30M00S">
            <text:p>08:30: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time" office:time-value="PT00H28M00S">
            <text:p>00:28:00</text:p>
          </table:table-cell>
          <table:table-cell office:value-type="string">
            <text:p>Les 5 sortes de touches de commutation</text:p>
          </table:table-cell>
          <table:table-cell table:number-columns-repeated="4"/>
          <table:table-cell table:style-name="ce1" office:value-type="time" office:time-value="PT00H45M00S">
            <text:p>00:45:00</text:p>
          </table:table-cell>
          <table:table-cell office:value-type="string">
            <text:p>Le clavier francophone de Suisse 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" office:value-type="time" office:time-value="PT00H00M00S">
            <text:p>00:00:00</text:p>
          </table:table-cell>
          <table:table-cell office:value-type="string">
            <text:p>Objectifs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time" office:time-value="PT00H46M00S">
            <text:p>00:46:00</text:p>
          </table:table-cell>
          <table:table-cell office:value-type="string">
            <text:p>Le plan du clavier</text:p>
          </table:table-cell>
          <table:table-cell table:number-columns-repeated="4"/>
          <table:table-cell table:style-name="ce1" office:value-type="time" office:time-value="PT01H01M00S">
            <text:p>01:01:00</text:p>
          </table:table-cell>
          <table:table-cell office:value-type="string">
            <text:p>Le clavier francophone du Canada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" office:value-type="time" office:time-value="PT00H16M00S">
            <text:p>00:16:00</text:p>
          </table:table-cell>
          <table:table-cell office:value-type="string">
            <text:p>Plateform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time" office:time-value="PT00H53M00S">
            <text:p>00:53:00</text:p>
          </table:table-cell>
          <table:table-cell office:value-type="string">
            <text:p>La touche Maj Bloquée</text:p>
          </table:table-cell>
          <table:table-cell table:number-columns-repeated="4"/>
          <table:table-cell table:style-name="ce1" office:value-type="time" office:time-value="PT01H15M00S">
            <text:p>01:15:00</text:p>
          </table:table-cell>
          <table:table-cell office:value-type="string">
            <text:p>Le clavier francophone de Belgique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" office:value-type="time" office:time-value="PT00H47M00S">
            <text:p>00:47:00</text:p>
          </table:table-cell>
          <table:table-cell office:value-type="string">
            <text:p>Classroom on line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time" office:time-value="PT01H03M00S">
            <text:p>01:03:00</text:p>
          </table:table-cell>
          <table:table-cell office:value-type="string">
            <text:p>Les touches de majuscules</text:p>
          </table:table-cell>
          <table:table-cell table:number-columns-repeated="4"/>
          <table:table-cell table:style-name="ce1" office:value-type="time" office:time-value="PT01H59M00S">
            <text:p>01:59:00</text:p>
          </table:table-cell>
          <table:table-cell office:value-type="string">
            <text:p>Les différentes zones du clavier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1" office:value-type="time" office:time-value="PT01H13M00S">
            <text:p>01:13:00</text:p>
          </table:table-cell>
          <table:table-cell office:value-type="string">
            <text:p>Pour quoi faire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time" office:time-value="PT01H11M00S">
            <text:p>01:11:00</text:p>
          </table:table-cell>
          <table:table-cell office:value-type="string">
            <text:p>Les touches Ctrl</text:p>
          </table:table-cell>
          <table:table-cell table:number-columns-repeated="4"/>
          <table:table-cell table:style-name="ce1" office:value-type="time" office:time-value="PT02H08M00S">
            <text:p>02:08:00</text:p>
          </table:table-cell>
          <table:table-cell office:value-type="string">
            <text:p>Le clavier alphanumérique</text:p>
          </table:table-cell>
          <table:table-cell table:number-columns-repeated="3"/>
          <table:table-cell office:value-type="float" office:value="5">
            <text:p>5</text:p>
          </table:table-cell>
          <table:table-cell table:style-name="ce1" office:value-type="time" office:time-value="PT01H42M00S">
            <text:p>01:42:00</text:p>
          </table:table-cell>
          <table:table-cell office:value-type="string">
            <text:p>Beaucoup d'écoles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time" office:time-value="PT01H18M00S">
            <text:p>01:18:00</text:p>
          </table:table-cell>
          <table:table-cell office:value-type="string">
            <text:p>La touche Alt</text:p>
          </table:table-cell>
          <table:table-cell table:number-columns-repeated="4"/>
          <table:table-cell table:style-name="ce1" office:value-type="time" office:time-value="PT02H25M00S">
            <text:p>02:25:00</text:p>
          </table:table-cell>
          <table:table-cell office:value-type="string">
            <text:p>Le pavé numérique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ce1" office:value-type="time" office:time-value="PT02H04M00S">
            <text:p>02:04:00</text:p>
          </table:table-cell>
          <table:table-cell office:value-type="string">
            <text:p>Le site web de l'isnd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time" office:time-value="PT01H24M00S">
            <text:p>01:24:00</text:p>
          </table:table-cell>
          <table:table-cell office:value-type="string">
            <text:p>La touche AltGr</text:p>
          </table:table-cell>
          <table:table-cell table:number-columns-repeated="4"/>
          <table:table-cell table:style-name="ce1" office:value-type="time" office:time-value="PT02H55M00S">
            <text:p>02:55:00</text:p>
          </table:table-cell>
          <table:table-cell office:value-type="string">
            <text:p>Les touches de mouvement du curseur</text:p>
          </table:table-cell>
          <table:table-cell table:number-columns-repeated="3"/>
          <table:table-cell office:value-type="float" office:value="7">
            <text:p>7</text:p>
          </table:table-cell>
          <table:table-cell table:style-name="ce1" office:value-type="time" office:time-value="PT02H16M00S">
            <text:p>02:16:00</text:p>
          </table:table-cell>
          <table:table-cell office:value-type="string">
            <text:p>Adresse de Clarolin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time" office:time-value="PT01H30M00S">
            <text:p>01:30:00</text:p>
          </table:table-cell>
          <table:table-cell office:value-type="string">
            <text:p>Utiliser les touches de majuscules</text:p>
          </table:table-cell>
          <table:table-cell table:number-columns-repeated="4"/>
          <table:table-cell table:style-name="ce1" office:value-type="time" office:time-value="PT03H05M00S">
            <text:p>03:05:00</text:p>
          </table:table-cell>
          <table:table-cell office:value-type="string">
            <text:p>Les touches de fonction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1" office:value-type="time" office:time-value="PT02H38M00S">
            <text:p>02:38:00</text:p>
          </table:table-cell>
          <table:table-cell office:value-type="string">
            <text:p>Page d'accueil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time" office:time-value="PT02H35M00S">
            <text:p>02:35:00</text:p>
          </table:table-cell>
          <table:table-cell office:value-type="string">
            <text:p>Différence Windows / Linux</text:p>
          </table:table-cell>
          <table:table-cell table:number-columns-repeated="4"/>
          <table:table-cell table:style-name="ce1" office:value-type="time" office:time-value="PT03H47M00S">
            <text:p>03:47:00</text:p>
          </table:table-cell>
          <table:table-cell table:number-columns-repeated="4"/>
          <table:table-cell office:value-type="float" office:value="9">
            <text:p>9</text:p>
          </table:table-cell>
          <table:table-cell table:style-name="ce1" office:value-type="time" office:time-value="PT02H54M00S">
            <text:p>02:54:00</text:p>
          </table:table-cell>
          <table:table-cell office:value-type="string">
            <text:p>Identifiant et mot de passe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time" office:time-value="PT03H19M00S">
            <text:p>03:19:00</text:p>
          </table:table-cell>
          <table:table-cell office:value-type="string">
            <text:p>Les touches Ctrl</text:p>
          </table:table-cell>
          <table:table-cell table:number-columns-repeated="9"/>
          <table:table-cell office:value-type="float" office:value="10">
            <text:p>10</text:p>
          </table:table-cell>
          <table:table-cell table:style-name="ce1" office:value-type="time" office:time-value="PT03H18M00S">
            <text:p>03:18:00</text:p>
          </table:table-cell>
          <table:table-cell office:value-type="string">
            <text:p>Déjà inscrit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1" office:value-type="time" office:time-value="PT03H42M00S">
            <text:p>03:42:00</text:p>
          </table:table-cell>
          <table:table-cell office:value-type="string">
            <text:p>Ctrl + C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" office:value-type="time" office:time-value="PT00H00M00S">
            <text:p>00:00:00</text:p>
          </table:table-cell>
          <table:table-cell office:value-type="string">
            <text:p>Les touches de mouvement du curseur</text:p>
          </table:table-cell>
          <table:table-cell table:number-columns-repeated="3"/>
          <table:table-cell office:value-type="float" office:value="11">
            <text:p>11</text:p>
          </table:table-cell>
          <table:table-cell table:style-name="ce1" office:value-type="time" office:time-value="PT03H40M00S">
            <text:p>03:40:00</text:p>
          </table:table-cell>
          <table:table-cell office:value-type="string">
            <text:p>S'inscrir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1" office:value-type="time" office:time-value="PT03H50M00S">
            <text:p>03:50:00</text:p>
          </table:table-cell>
          <table:table-cell office:value-type="string">
            <text:p>Ctrl + C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" office:value-type="time" office:time-value="PT00H22M00S">
            <text:p>00:22:00</text:p>
          </table:table-cell>
          <table:table-cell office:value-type="string">
            <text:p>Les touches PgUp et PgDown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1" office:value-type="time" office:time-value="PT04H06M00S">
            <text:p>04:06:00</text:p>
          </table:table-cell>
          <table:table-cell office:value-type="string">
            <text:p>Création du compt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time" office:time-value="PT04H04M00S">
            <text:p>04:04:00</text:p>
          </table:table-cell>
          <table:table-cell office:value-type="string">
            <text:p>Autres combinaisons Ctrl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" office:value-type="time" office:time-value="PT00H45M00S">
            <text:p>00:45:00</text:p>
          </table:table-cell>
          <table:table-cell office:value-type="string">
            <text:p>Touches fléchées</text:p>
          </table:table-cell>
          <table:table-cell table:number-columns-repeated="3"/>
          <table:table-cell office:value-type="float" office:value="13">
            <text:p>13</text:p>
          </table:table-cell>
          <table:table-cell table:style-name="ce1" office:value-type="time" office:time-value="PT04H16M00S">
            <text:p>04:16:00</text:p>
          </table:table-cell>
          <table:table-cell office:value-type="string">
            <text:p>Nom et prénom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time" office:time-value="PT04H50M00S">
            <text:p>04:50:00</text:p>
          </table:table-cell>
          <table:table-cell office:value-type="string">
            <text:p>La touche Alt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1" office:value-type="time" office:time-value="PT00H59M00S">
            <text:p>00:59:00</text:p>
          </table:table-cell>
          <table:table-cell office:value-type="string">
            <text:p>Home et End</text:p>
          </table:table-cell>
          <table:table-cell table:number-columns-repeated="3"/>
          <table:table-cell office:value-type="float" office:value="14">
            <text:p>14</text:p>
          </table:table-cell>
          <table:table-cell table:style-name="ce1" office:value-type="time" office:time-value="PT04H40M00S">
            <text:p>04:40:00</text:p>
          </table:table-cell>
          <table:table-cell office:value-type="string">
            <text:p>Identifiant et mot de pass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style-name="ce1" office:value-type="time" office:time-value="PT05H50M00S">
            <text:p>05:50:00</text:p>
          </table:table-cell>
          <table:table-cell office:value-type="string">
            <text:p>La touche AltGr</text:p>
          </table:table-cell>
          <table:table-cell table:number-columns-repeated="3"/>
          <table:table-cell office:value-type="float" office:value="5">
            <text:p>5</text:p>
          </table:table-cell>
          <table:table-cell table:style-name="ce1" office:value-type="time" office:time-value="PT01H21M00S">
            <text:p>01:21:00</text:p>
          </table:table-cell>
          <table:table-cell office:value-type="string">
            <text:p>Synthèse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1" office:value-type="time" office:time-value="PT05H19M00S">
            <text:p>05:19:00</text:p>
          </table:table-cell>
          <table:table-cell office:value-type="string">
            <text:p>Adresse mai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time" office:time-value="PT06H38M00S">
            <text:p>06:38:00</text:p>
          </table:table-cell>
          <table:table-cell office:value-type="string">
            <text:p>L'accent circonflexe</text:p>
          </table:table-cell>
          <table:table-cell table:number-columns-repeated="4"/>
          <table:table-cell table:style-name="ce1" office:value-type="time" office:time-value="PT01H52M00S">
            <text:p>01:52:00</text:p>
          </table:table-cell>
          <table:table-cell table:number-columns-repeated="4"/>
          <table:table-cell office:value-type="float" office:value="16">
            <text:p>16</text:p>
          </table:table-cell>
          <table:table-cell table:style-name="ce1" office:value-type="time" office:time-value="PT05H38M00S">
            <text:p>05:38:00</text:p>
          </table:table-cell>
          <table:table-cell office:value-type="string">
            <text:p>Compte créé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time" office:time-value="PT08H01M00S">
            <text:p>08:01:00</text:p>
          </table:table-cell>
          <table:table-cell office:value-type="string">
            <text:p>Le tréma</text:p>
          </table:table-cell>
          <table:table-cell table:number-columns-repeated="9"/>
          <table:table-cell office:value-type="float" office:value="17">
            <text:p>17</text:p>
          </table:table-cell>
          <table:table-cell table:style-name="ce1" office:value-type="time" office:time-value="PT05H55M00S">
            <text:p>05:55:00</text:p>
          </table:table-cell>
          <table:table-cell office:value-type="string">
            <text:p>Page d'accuei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time" office:time-value="PT08H42M00S">
            <text:p>08:42:00</text:p>
          </table:table-cell>
          <table:table-cell office:value-type="string">
            <text:p>Le tilde</text:p>
          </table:table-cell>
          <table:table-cell table:number-columns-repeated="9"/>
          <table:table-cell office:value-type="float" office:value="18">
            <text:p>18</text:p>
          </table:table-cell>
          <table:table-cell table:style-name="ce1" office:value-type="time" office:time-value="PT06H12M00S">
            <text:p>06:12:00</text:p>
          </table:table-cell>
          <table:table-cell office:value-type="string">
            <text:p>Première connexion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time" office:time-value="PT09H30M00S">
            <text:p>09:30:00</text:p>
          </table:table-cell>
          <table:table-cell table:number-columns-repeated="10"/>
          <table:table-cell office:value-type="float" office:value="19">
            <text:p>19</text:p>
          </table:table-cell>
          <table:table-cell table:style-name="ce1" office:value-type="time" office:time-value="PT06H54M00S">
            <text:p>06:54:00</text:p>
          </table:table-cell>
          <table:table-cell office:value-type="string">
            <text:p>S'inscrire à un cours</text:p>
          </table:table-cell>
        </table:table-row>
        <table:table-row table:style-name="ro1">
          <table:table-cell/>
          <table:table-cell table:style-name="ce1" office:value-type="time" office:time-value="PT10H24M00S">
            <text:p>10:24:00</text:p>
          </table:table-cell>
          <table:table-cell table:number-columns-repeated="10"/>
          <table:table-cell office:value-type="float" office:value="20">
            <text:p>20</text:p>
          </table:table-cell>
          <table:table-cell table:style-name="ce1" office:value-type="time" office:time-value="PT07H15M00S">
            <text:p>07:15:00</text:p>
          </table:table-cell>
          <table:table-cell office:value-type="string">
            <text:p>Catégories</text:p>
          </table:table-cell>
        </table:table-row>
        <table:table-row table:style-name="ro1">
          <table:table-cell table:number-columns-repeated="12"/>
          <table:table-cell office:value-type="float" office:value="21">
            <text:p>21</text:p>
          </table:table-cell>
          <table:table-cell table:style-name="ce1" office:value-type="time" office:time-value="PT07H30M00S">
            <text:p>07:30:00</text:p>
          </table:table-cell>
          <table:table-cell office:value-type="string">
            <text:p>Inscription réussie</text:p>
          </table:table-cell>
        </table:table-row>
        <table:table-row table:style-name="ro1">
          <table:table-cell table:number-columns-repeated="8"/>
          <table:table-cell table:style-name="ce1" office:value-type="time" office:time-value="PT03H05M00S">
            <text:p>03:05:00</text:p>
          </table:table-cell>
          <table:table-cell table:number-columns-repeated="3"/>
          <table:table-cell office:value-type="float" office:value="22">
            <text:p>22</text:p>
          </table:table-cell>
          <table:table-cell table:style-name="ce1" office:value-type="time" office:time-value="PT07H52M00S">
            <text:p>07:52:00</text:p>
          </table:table-cell>
          <table:table-cell office:value-type="string">
            <text:p>Synthès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time" office:time-value="PT00H00M00S">
            <text:p>00:00:00</text:p>
          </table:table-cell>
          <table:table-cell office:value-type="string">
            <text:p>Partie 3 : les touches d'effacement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1" office:value-type="time" office:time-value="PT00H00M00S">
            <text:p>00:00:00</text:p>
          </table:table-cell>
          <table:table-cell office:value-type="string">
            <text:p>LibreOffice Writer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time" office:time-value="PT00H05M00S">
            <text:p>00:05:00</text:p>
          </table:table-cell>
          <table:table-cell office:value-type="string">
            <text:p>Deux touches d'effacement : Delete et Retour arrière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 office:value-type="time" office:time-value="PT00H40M00S">
            <text:p>00:40:00</text:p>
          </table:table-cell>
          <table:table-cell office:value-type="string">
            <text:p>Gimp</text:p>
          </table:table-cell>
          <table:table-cell table:number-columns-repeated="3"/>
          <table:table-cell table:style-name="ce1" office:value-type="time" office:time-value="PT04H43M00S">
            <text:p>04:43: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time" office:time-value="PT00H28M00S">
            <text:p>00:28:00</text:p>
          </table:table-cell>
          <table:table-cell office:value-type="string">
            <text:p>Position des touches d'effacement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1" office:value-type="time" office:time-value="PT00H58M00S">
            <text:p>00:58:00</text:p>
          </table:table-cell>
          <table:table-cell office:value-type="string">
            <text:p>Navigateur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" office:value-type="time" office:time-value="PT00H00M00S">
            <text:p>00:00:00</text:p>
          </table:table-cell>
          <table:table-cell office:value-type="string">
            <text:p>Objectif : une maquette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time" office:time-value="PT00H56M00S">
            <text:p>00:56:00</text:p>
          </table:table-cell>
          <table:table-cell office:value-type="string">
            <text:p>Rôle</text:p>
          </table:table-cell>
          <table:table-cell table:number-columns-repeated="4"/>
          <table:table-cell office:value-type="float" office:value="4">
            <text:p>4</text:p>
          </table:table-cell>
          <table:table-cell table:style-name="ce1" office:value-type="time" office:time-value="PT01H14M00S">
            <text:p>01:14:00</text:p>
          </table:table-cell>
          <table:table-cell office:value-type="string">
            <text:p>Autres navigateurs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" office:value-type="time" office:time-value="PT00H17M00S">
            <text:p>00:17:00</text:p>
          </table:table-cell>
          <table:table-cell office:value-type="string">
            <text:p>Dépliant vertical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time" office:time-value="PT01H05M00S">
            <text:p>01:05:00</text:p>
          </table:table-cell>
          <table:table-cell office:value-type="string">
            <text:p>Rôle général dans la plupart des logiciels</text:p>
          </table:table-cell>
          <table:table-cell table:number-columns-repeated="4"/>
          <table:table-cell office:value-type="float" office:value="5">
            <text:p>5</text:p>
          </table:table-cell>
          <table:table-cell table:style-name="ce1" office:value-type="time" office:time-value="PT01H23M00S">
            <text:p>01:23:00</text:p>
          </table:table-cell>
          <table:table-cell office:value-type="string">
            <text:p>Linux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office:value-type="time" office:time-value="PT00H27M00S">
            <text:p>00:27:00</text:p>
          </table:table-cell>
          <table:table-cell office:value-type="string">
            <text:p>Trois zones sur le verso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time" office:time-value="PT01H32M00S">
            <text:p>01:32:00</text:p>
          </table:table-cell>
          <table:table-cell office:value-type="string">
            <text:p>Rôle dans un texte</text:p>
          </table:table-cell>
          <table:table-cell table:number-columns-repeated="4"/>
          <table:table-cell office:value-type="float" office:value="6">
            <text:p>6</text:p>
          </table:table-cell>
          <table:table-cell table:style-name="ce1" office:value-type="time" office:time-value="PT01H44M00S">
            <text:p>01:44:00</text:p>
          </table:table-cell>
          <table:table-cell office:value-type="string">
            <text:p>Exemple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" office:value-type="time" office:time-value="PT01H03M00S">
            <text:p>01:03:00</text:p>
          </table:table-cell>
          <table:table-cell office:value-type="string">
            <text:p>Nommer les zones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time" office:time-value="PT01H54M00S">
            <text:p>01:54:00</text:p>
          </table:table-cell>
          <table:table-cell office:value-type="string">
            <text:p>Effacer le caractère qui suit le curseur</text:p>
          </table:table-cell>
          <table:table-cell table:number-columns-repeated="4"/>
          <table:table-cell office:value-type="float" office:value="7">
            <text:p>7</text:p>
          </table:table-cell>
          <table:table-cell table:style-name="ce1" office:value-type="time" office:time-value="PT01H59M00S">
            <text:p>01:59:00</text:p>
          </table:table-cell>
          <table:table-cell office:value-type="string">
            <text:p>Dépliant déplié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" office:value-type="time" office:time-value="PT01H30M00S">
            <text:p>01:30:00</text:p>
          </table:table-cell>
          <table:table-cell office:value-type="string">
            <text:p>Manga ou livre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time" office:time-value="PT02H25M00S">
            <text:p>02:25:00</text:p>
          </table:table-cell>
          <table:table-cell office:value-type="string">
            <text:p>Effacer le caractère qui précède le curseur</text:p>
          </table:table-cell>
          <table:table-cell table:number-columns-repeated="4"/>
          <table:table-cell office:value-type="float" office:value="8">
            <text:p>8</text:p>
          </table:table-cell>
          <table:table-cell table:style-name="ce1" office:value-type="time" office:time-value="PT02H18M00S">
            <text:p>02:18:00</text:p>
          </table:table-cell>
          <table:table-cell office:value-type="string">
            <text:p>Recto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" office:value-type="time" office:time-value="PT01H53M00S">
            <text:p>01:53:00</text:p>
          </table:table-cell>
          <table:table-cell office:value-type="string">
            <text:p>Deux pliages possibles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time" office:time-value="PT02H45M00S">
            <text:p>02:45:00</text:p>
          </table:table-cell>
          <table:table-cell office:value-type="string">
            <text:p>Rôles général</text:p>
          </table:table-cell>
          <table:table-cell table:number-columns-repeated="4"/>
          <table:table-cell office:value-type="float" office:value="9">
            <text:p>9</text:p>
          </table:table-cell>
          <table:table-cell table:style-name="ce1" office:value-type="time" office:time-value="PT02H38M00S">
            <text:p>02:38:00</text:p>
          </table:table-cell>
          <table:table-cell office:value-type="string">
            <text:p>Verso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" office:value-type="time" office:time-value="PT02H20M00S">
            <text:p>02:20:00</text:p>
          </table:table-cell>
          <table:table-cell office:value-type="string">
            <text:p>Vocabulaire d'imprimeri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time" office:time-value="PT03H02M00S">
            <text:p>03:02:00</text:p>
          </table:table-cell>
          <table:table-cell office:value-type="string">
            <text:p>Rôles dans le traitement de textes</text:p>
          </table:table-cell>
          <table:table-cell table:number-columns-repeated="9"/>
          <table:table-cell office:value-type="float" office:value="8">
            <text:p>8</text:p>
          </table:table-cell>
          <table:table-cell table:style-name="ce1" office:value-type="time" office:time-value="PT02H39M00S">
            <text:p>02:39:00</text:p>
          </table:table-cell>
          <table:table-cell office:value-type="string">
            <text:p>Les deux pliages : solution</text:p>
          </table:table-cell>
        </table:table-row>
        <table:table-row table:style-name="ro1">
          <table:table-cell/>
          <table:table-cell table:style-name="ce1" office:value-type="time" office:time-value="PT03H21M00S">
            <text:p>03:21:00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" office:value-type="time" office:time-value="PT03H20M00S">
            <text:p>03:20:00</text:p>
          </table:table-cell>
          <table:table-cell office:value-type="string">
            <text:p>Légendes sur la maquette</text:p>
          </table:table-cell>
        </table:table-row>
        <table:table-row table:style-name="ro1">
          <table:table-cell table:number-columns-repeated="12"/>
          <table:table-cell office:value-type="float" office:value="10">
            <text:p>10</text:p>
          </table:table-cell>
          <table:table-cell table:style-name="ce1" office:value-type="time" office:time-value="PT03H54M00S">
            <text:p>03:54:00</text:p>
          </table:table-cell>
          <table:table-cell office:value-type="string">
            <text:p>Légendes sur le verso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time" office:time-value="PT00H00M00S">
            <text:p>00:00:00</text:p>
          </table:table-cell>
          <table:table-cell office:value-type="string">
            <text:p>Partie 5 : Quelques touches remarquables</text:p>
          </table:table-cell>
          <table:table-cell table:number-columns-repeated="9"/>
          <table:table-cell office:value-type="float" office:value="11">
            <text:p>11</text:p>
          </table:table-cell>
          <table:table-cell table:style-name="ce1" office:value-type="time" office:time-value="PT04H16M00S">
            <text:p>04:16:00</text:p>
          </table:table-cell>
          <table:table-cell office:value-type="string">
            <text:p>Confirmation du pliag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time" office:time-value="PT10H00M00S">
            <text:p>10:00:00</text:p>
          </table:table-cell>
          <table:table-cell office:value-type="string">
            <text:p>Le pavé numérique</text:p>
          </table:table-cell>
          <table:table-cell table:number-columns-repeated="9"/>
          <table:table-cell office:value-type="float" office:value="12">
            <text:p>12</text:p>
          </table:table-cell>
          <table:table-cell table:style-name="ce1" office:value-type="time" office:time-value="PT04H34M00S">
            <text:p>04:34:00</text:p>
          </table:table-cell>
          <table:table-cell office:value-type="string">
            <text:p>Ouvrons le dépliant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time" office:time-value="PT00H22M00S">
            <text:p>00:22:00</text:p>
          </table:table-cell>
          <table:table-cell office:value-type="string">
            <text:p>Les opérateurs arithmétiques</text:p>
          </table:table-cell>
          <table:table-cell table:number-columns-repeated="12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time" office:time-value="PT01H13M00S">
            <text:p>01:13:00</text:p>
          </table:table-cell>
          <table:table-cell office:value-type="string">
            <text:p>Les touches de fonctions</text:p>
          </table:table-cell>
          <table:table-cell table:number-columns-repeated="4"/>
          <table:table-cell office:value-type="float" office:value="1">
            <text:p>1</text:p>
          </table:table-cell>
          <table:table-cell table:style-name="ce1" office:value-type="time" office:time-value="PT00H00M00S">
            <text:p>00:00:00</text:p>
          </table:table-cell>
          <table:table-cell office:value-type="string">
            <text:p>Structures et styles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time" office:time-value="PT02H00M00S">
            <text:p>02:00:00</text:p>
          </table:table-cell>
          <table:table-cell office:value-type="string">
            <text:p>la touche d'échappement ESC</text:p>
          </table:table-cell>
          <table:table-cell table:number-columns-repeated="4"/>
          <table:table-cell office:value-type="float" office:value="2">
            <text:p>2</text:p>
          </table:table-cell>
          <table:table-cell table:style-name="ce1" office:value-type="time" office:time-value="PT00H13M00S">
            <text:p>00:13:00</text:p>
          </table:table-cell>
          <table:table-cell office:value-type="string">
            <text:p>Structurer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time" office:time-value="PT02H21M00S">
            <text:p>02:21:00</text:p>
          </table:table-cell>
          <table:table-cell office:value-type="string">
            <text:p>la touche de tabulation</text:p>
          </table:table-cell>
          <table:table-cell table:number-columns-repeated="4"/>
          <table:table-cell office:value-type="float" office:value="3">
            <text:p>3</text:p>
          </table:table-cell>
          <table:table-cell table:style-name="ce1" office:value-type="time" office:time-value="PT00H24M00S">
            <text:p>00:24:00</text:p>
          </table:table-cell>
          <table:table-cell office:value-type="string">
            <text:p>Pourquoi structurer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table:style-name="ce1" office:value-type="time" office:time-value="PT00H43M00S">
            <text:p>00:43:00</text:p>
          </table:table-cell>
          <table:table-cell office:value-type="string">
            <text:p>Mise en forme facilité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table:style-name="ce1" office:value-type="time" office:time-value="PT01H04M00S">
            <text:p>01:04:00</text:p>
          </table:table-cell>
          <table:table-cell office:value-type="string">
            <text:p>Désigner les titres de niveau 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table:style-name="ce1" office:value-type="time" office:time-value="PT02H04M00S">
            <text:p>02:04:00</text:p>
          </table:table-cell>
          <table:table-cell office:value-type="string">
            <text:p>Présentation des titres 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table:style-name="ce1" office:value-type="time" office:time-value="PT03H03M00S">
            <text:p>03:03:00</text:p>
          </table:table-cell>
          <table:table-cell office:value-type="string">
            <text:p>L'outil Styles et formatag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8">
            <text:p>8</text:p>
          </table:table-cell>
          <table:table-cell table:style-name="ce1" office:value-type="time" office:time-value="PT03H10M00S">
            <text:p>03:10:00</text:p>
          </table:table-cell>
          <table:table-cell office:value-type="string">
            <text:p>Appeler l'outil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table:style-name="ce1" office:value-type="time" office:time-value="PT03H43M00S">
            <text:p>03:43:00</text:p>
          </table:table-cell>
          <table:table-cell office:value-type="string">
            <text:p>Clic droit pour modifier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table:style-name="ce1" office:value-type="time" office:time-value="PT03H55M00S">
            <text:p>03:55:00</text:p>
          </table:table-cell>
          <table:table-cell office:value-type="string">
            <text:p>Nouveau ou modifier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1">
            <text:p>11</text:p>
          </table:table-cell>
          <table:table-cell table:style-name="ce1" office:value-type="time" office:time-value="PT04H08M00S">
            <text:p>04:08:00</text:p>
          </table:table-cell>
          <table:table-cell office:value-type="string">
            <text:p>Modifier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table:style-name="ce1" office:value-type="time" office:time-value="PT04H56M00S">
            <text:p>04:56:00</text:p>
          </table:table-cell>
          <table:table-cell office:value-type="string">
            <text:p>Titre 1 plus esthétiqu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table:style-name="ce1" office:value-type="time" office:time-value="PT05H30M00S">
            <text:p>05:30:00</text:p>
          </table:table-cell>
          <table:table-cell office:value-type="string">
            <text:p>Titres de niveau 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table:style-name="ce1" office:value-type="time" office:time-value="PT06H12M00S">
            <text:p>06:12:00</text:p>
          </table:table-cell>
          <table:table-cell office:value-type="string">
            <text:p>Corps de text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table:style-name="ce1" office:value-type="time" office:time-value="PT07H34M00S">
            <text:p>07:34:00</text:p>
          </table:table-cell>
          <table:table-cell office:value-type="string">
            <text:p>Du bon goût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table:style-name="ce1" office:value-type="time" office:time-value="PT07H45M00S">
            <text:p>07:45:00</text:p>
          </table:table-cell>
          <table:table-cell office:value-type="string">
            <text:p>La roue chromatique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7">
            <text:p>17</text:p>
          </table:table-cell>
          <table:table-cell table:style-name="ce1" office:value-type="time" office:time-value="PT08H46M00S">
            <text:p>08:46:00</text:p>
          </table:table-cell>
          <table:table-cell office:value-type="string">
            <text:p>Synthèse</text:p>
          </table:table-cell>
          <table:table-cell table:number-columns-repeated="5"/>
        </table:table-row>
        <table:table-row table:style-name="ro1" table:number-rows-repeated="104851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 style:data-style-name="N2" text:time-value="0000-00-00T15:19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</meta:initial-creator>
    <meta:creation-date>2013-10-01T17:47:51</meta:creation-date>
    <dc:date>2013-11-13T23:11:13</dc:date>
    <dc:creator>yves </dc:creator>
    <meta:editing-duration>PT8H8M39S</meta:editing-duration>
    <meta:editing-cycles>9</meta:editing-cycles>
    <meta:generator>LibreOffice/4.0.2.2$Linux_X86_64 LibreOffice_project/400m0$Build-2</meta:generator>
    <meta:document-statistic meta:table-count="1" meta:cell-count="333" meta:object-count="0"/>
  </office:meta>
</office:document-meta>
</file>